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loext:graphic-properties draw:fill="solid" draw:fill-color="#000000"/>
      <style:paragraph-properties fo:background-color="#000000"/>
      <style:text-properties fo:font-size="8pt" style:font-size-asian="8pt" style:font-size-complex="8pt"/>
    </style:style>
    <style:style style:name="P3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Q) Implement Apriori Algorithm</text:p>
      <text:p text:style-name="P1"/>
      <text:p text:style-name="P1">min_support = 2</text:p>
      <text:p text:style-name="P1">min_confidence = .5</text:p>
      <text:p text:style-name="P1">dataset = [{'id': 'T1', 'items': ['i1', 'i2', 'i5']},</text:p>
      <text:p text:style-name="P1"><text:s text:c="11"/>{'id': 'T2', 'items': ['i2', 'i4']},</text:p>
      <text:p text:style-name="P1"><text:s text:c="11"/>{'id': 'T3', 'items': ['i2', 'i3']},</text:p>
      <text:p text:style-name="P1"><text:s text:c="11"/>{'id': 'T4', 'items': ['i1', 'i2', 'i4']},</text:p>
      <text:p text:style-name="P1"><text:s text:c="11"/>{'id': 'T5', 'items': ['i1', 'i3']},</text:p>
      <text:p text:style-name="P1"><text:s text:c="11"/>{'id': 'T6', 'items': ['i2', 'i3']},</text:p>
      <text:p text:style-name="P1"><text:s text:c="11"/>{'id': 'T7', 'items': ['i1', 'i3']},</text:p>
      <text:p text:style-name="P1"><text:s text:c="11"/>{'id': 'T8', 'items': ['i1', 'i2', 'i3', 'i5']},</text:p>
      <text:p text:style-name="P1"><text:s text:c="11"/>{'id': 'T9', 'items': ['i1', 'i2', 'i3']}, ]</text:p>
      <text:p text:style-name="P1"/>
      <text:p text:style-name="P1">frequencyTable = {}</text:p>
      <text:p text:style-name="P1">customDataframe = {}</text:p>
      <text:p text:style-name="P1"/>
      <text:p text:style-name="P1"># convert list of items into hashed string</text:p>
      <text:p text:style-name="P1">def hashed(processed):</text:p>
      <text:p text:style-name="P1"><text:s text:c="4"/>x = ""</text:p>
      <text:p text:style-name="P1"><text:s text:c="4"/>processed.sort()</text:p>
      <text:p text:style-name="P1"><text:s text:c="4"/>if len(processed) == 0:</text:p>
      <text:p text:style-name="P1"><text:s text:c="8"/>return x</text:p>
      <text:p text:style-name="P1"><text:s text:c="4"/>for i in range(0, len(processed)):</text:p>
      <text:p text:style-name="P1"><text:s text:c="8"/>if i != 0:</text:p>
      <text:p text:style-name="P1"><text:s text:c="12"/>x = x + ','</text:p>
      <text:p text:style-name="P1"><text:s text:c="8"/>x = x + processed[i]</text:p>
      <text:p text:style-name="P1"><text:s text:c="4"/>return x</text:p>
      <text:p text:style-name="P1"/>
      <text:p text:style-name="P1"/>
      <text:p text:style-name="P1"># convert string into list of items</text:p>
      <text:p text:style-name="P1">def deHash(params):</text:p>
      <text:p text:style-name="P1"><text:s text:c="4"/>params = str(params).split(',', -1)</text:p>
      <text:p text:style-name="P1"><text:s text:c="4"/>return params</text:p>
      <text:p text:style-name="P1"/>
      <text:p text:style-name="P1"/>
      <text:p text:style-name="P1"># create all possible set by combining two tables</text:p>
      <text:p text:style-name="P1">def deHashedTable(param: str, param1: str):</text:p>
      <text:p text:style-name="P1"><text:s text:c="4"/>sets = set()</text:p>
      <text:p text:style-name="P1"><text:s text:c="4"/>param1 = deHash(param1)</text:p>
      <text:p text:style-name="P1"><text:s text:c="4"/>param = deHash(param)</text:p>
      <text:p text:style-name="P1"><text:s text:c="4"/>for x in param1:</text:p>
      <text:p text:style-name="P1"><text:s text:c="8"/>temp = list(param)</text:p>
      <text:p text:style-name="P1"><text:s text:c="8"/>temp.append(x)</text:p>
      <text:p text:style-name="P1"><text:s text:c="8"/>y = hashed(temp)</text:p>
      <text:p text:style-name="P1"><text:s text:c="8"/>sets.add(y)</text:p>
      <text:p text:style-name="P1"><text:s text:c="4"/>return sets</text:p>
      <text:p text:style-name="P1"/>
      <text:p text:style-name="P1"/>
      <text:p text:style-name="P1">def deHashedList(param: str, param1: str):</text:p>
      <text:p text:style-name="P1"><text:s text:c="4"/>param1 = deHash(param1)</text:p>
      <text:p text:style-name="P1"><text:s text:c="4"/>param = deHash(param)</text:p>
      <text:p text:style-name="P1"><text:s text:c="4"/>for x in param1:</text:p>
      <text:p text:style-name="P1"><text:s text:c="8"/>if x not in param:</text:p>
      <text:p text:style-name="P1"><text:s text:c="12"/>param.append(x)</text:p>
      <text:p text:style-name="P1"><text:s text:c="4"/>return param</text:p>
      <text:p text:style-name="P1"/>
      <text:p text:style-name="P1"/>
      <text:p text:style-name="P1"># create a dataframe(type storage without using library) which store all possible frequencies</text:p>
      <text:p text:style-name="P1">def addToDataframe(processed, unprocessed):</text:p>
      <text:p text:style-name="P1"><text:s text:c="4"/>if len(unprocessed) == 0:</text:p>
      <text:p text:style-name="P1"><text:s text:c="8"/>key = hashed(processed)</text:p>
      <text:p text:style-name="P1"><text:s text:c="8"/>if key in customDataframe.keys():</text:p>
      <text:p text:style-name="P1"><text:s text:c="12"/>customDataframe[key] += 1</text:p>
      <text:p text:style-name="P1"><text:s text:c="8"/>else:</text:p>
      <text:p text:style-name="P1"><text:s text:c="12"/>customDataframe[key] = 1</text:p>
      <text:p text:style-name="P1"><text:s text:c="8"/>return</text:p>
      <text:p text:style-name="P1"><text:s text:c="4"/>x = unprocessed[0]</text:p>
      <text:p text:style-name="P1"><text:s text:c="4"/>unprocessed.remove(x)</text:p>
      <text:p text:style-name="P1"><text:s text:c="4"/>addToDataframe(list(processed), list(unprocessed))</text:p>
      <text:p text:style-name="P1"><text:s text:c="4"/>processed.append(x)</text:p>
      <text:p text:style-name="P1"><text:s text:c="4"/>addToDataframe(list(processed), list(unprocessed))</text:p>
      <text:p text:style-name="P1"><text:soft-page-break/># convert dataframe in to table</text:p>
      <text:p text:style-name="P1">def findFrequencyTable(dataset):</text:p>
      <text:p text:style-name="P1"><text:s text:c="4"/>for i in range(len(dataset)):</text:p>
      <text:p text:style-name="P1"><text:s text:c="8"/>items = dataset[i]['items']</text:p>
      <text:p text:style-name="P1"><text:s text:c="8"/>addToDataframe(list(), list(items))</text:p>
      <text:p text:style-name="P1"><text:s text:c="8"/>for x in items:</text:p>
      <text:p text:style-name="P1"><text:s text:c="12"/>if x in frequencyTable.keys():</text:p>
      <text:p text:style-name="P1"><text:s text:c="16"/>frequencyTable[x] += 1</text:p>
      <text:p text:style-name="P1"><text:s text:c="12"/>else:</text:p>
      <text:p text:style-name="P1"><text:s text:c="16"/>frequencyTable[x] = 1</text:p>
      <text:p text:style-name="P1"/>
      <text:p text:style-name="P1"/>
      <text:p text:style-name="P1"># convert frequency table by combining previous table and form a new table</text:p>
      <text:p text:style-name="P1">def possibleResolving(min_support):</text:p>
      <text:p text:style-name="P1"><text:s text:c="4"/>temp = {}</text:p>
      <text:p text:style-name="P1"><text:s text:c="4"/>global frequencyTable</text:p>
      <text:p text:style-name="P1"><text:s text:c="4"/>for i in frequencyTable:</text:p>
      <text:p text:style-name="P1"><text:s text:c="8"/>for j in frequencyTable:</text:p>
      <text:p text:style-name="P1"><text:s text:c="12"/>if i != j:</text:p>
      <text:p text:style-name="P1"><text:s text:c="16"/>items = deHashedTable(i, j)</text:p>
      <text:p text:style-name="P1"><text:s text:c="16"/>for x in items:</text:p>
      <text:p text:style-name="P1"><text:s text:c="20"/>if x in customDataframe.keys():</text:p>
      <text:p text:style-name="P1"><text:s text:c="24"/>temp[x] = customDataframe[x]</text:p>
      <text:p text:style-name="P1"><text:s text:c="4"/>frequencyTable = temp</text:p>
      <text:p text:style-name="P1"><text:s text:c="4"/>pruning(min_support)</text:p>
      <text:p text:style-name="P1"><text:s text:c="4"/>if len(frequencyTable) == 0:</text:p>
      <text:p text:style-name="P1"><text:s text:c="8"/>return False</text:p>
      <text:p text:style-name="P1"><text:s text:c="4"/>else:</text:p>
      <text:p text:style-name="P1"><text:s text:c="8"/>return True</text:p>
      <text:p text:style-name="P1"/>
      <text:p text:style-name="P1">def pruning(min_support):</text:p>
      <text:p text:style-name="P1"><text:s text:c="4"/>delete = []</text:p>
      <text:p text:style-name="P1"><text:s text:c="4"/>for x in frequencyTable.keys():</text:p>
      <text:p text:style-name="P1"><text:s text:c="8"/>if frequencyTable[x] &lt; min_support:</text:p>
      <text:p text:style-name="P1"><text:s text:c="12"/>delete.append(x)</text:p>
      <text:p text:style-name="P1"><text:s text:c="4"/>for x in delete:</text:p>
      <text:p text:style-name="P1"><text:s text:c="8"/>del frequencyTable[x]</text:p>
      <text:p text:style-name="P1"/>
      <text:p text:style-name="P1"/>
      <text:p text:style-name="P1">def custom_print(frequencyTable):</text:p>
      <text:p text:style-name="P1"><text:s text:c="4"/>for x in frequencyTable.keys():</text:p>
      <text:p text:style-name="P1"><text:s text:c="8"/>print(x + " : " + str(frequencyTable[x]))</text:p>
      <text:p text:style-name="P1"><text:s text:c="4"/>print()</text:p>
      <text:p text:style-name="P1"/>
      <text:p text:style-name="P1"/>
      <text:p text:style-name="P1">def findFrequentSet(dataset, min_support):</text:p>
      <text:p text:style-name="P1"><text:s text:c="4"/>findFrequencyTable(dataset);</text:p>
      <text:p text:style-name="P1"><text:s text:c="4"/>pruning(min_support)</text:p>
      <text:p text:style-name="P1"><text:s text:c="4"/>custom_print(frequencyTable)</text:p>
      <text:p text:style-name="P1"><text:s text:c="4"/>frequentSet = {}</text:p>
      <text:p text:style-name="P1"><text:s text:c="4"/>while possibleResolving(min_support):</text:p>
      <text:p text:style-name="P1"><text:s text:c="8"/>custom_print(frequencyTable)</text:p>
      <text:p text:style-name="P1"><text:s text:c="8"/>frequentSet = frequencyTable</text:p>
      <text:p text:style-name="P1"/>
      <text:p text:style-name="P1"><text:s text:c="4"/>return frequentSet</text:p>
      <text:p text:style-name="P1"/>
      <text:p text:style-name="P1"/>
      <text:p text:style-name="P1">def generateRules(key):</text:p>
      <text:p text:style-name="P1"><text:s text:c="4"/>key = deHash(key)</text:p>
      <text:p text:style-name="P1"><text:s text:c="4"/>generatedRules = {}</text:p>
      <text:p text:style-name="P1"><text:s text:c="4"/>for i in range(1, 2 ** len(key) - 1):</text:p>
      <text:p text:style-name="P1"><text:s text:c="8"/>p1 = []</text:p>
      <text:p text:style-name="P1"><text:s text:c="8"/>p2 = []</text:p>
      <text:p text:style-name="P1"><text:s text:c="8"/>for j in range(len(key)):</text:p>
      <text:p text:style-name="P1"><text:s text:c="12"/>if ((i &gt;&gt; j) &amp; 1) == 1:</text:p>
      <text:p text:style-name="P1"><text:s text:c="16"/>p1.append(key[j])</text:p>
      <text:p text:style-name="P1"><text:s text:c="12"/>else:</text:p>
      <text:p text:style-name="P1"><text:s text:c="16"/>p2.append(key[j])</text:p>
      <text:p text:style-name="P1"><text:s text:c="8"/>generatedRules[hashed(p1)] = hashed(p2)</text:p>
      <text:p text:style-name="P1"><text:s text:c="4"/>return generatedRules</text:p>
      <text:p text:style-name="P1"/>
      <text:p text:style-name="P1"/>
      <text:p text:style-name="P1">def findAssociationRules(frequentSet):</text:p>
      <text:p text:style-name="P1"><text:s text:c="4"/>rules = {}</text:p>
      <text:p text:style-name="P1"><text:soft-page-break/><text:s text:c="4"/>for key in frequentSet.keys():</text:p>
      <text:p text:style-name="P1"><text:s text:c="8"/>generatedRules = generateRules(key)</text:p>
      <text:p text:style-name="P1"><text:s text:c="8"/>for x in generatedRules.keys():</text:p>
      <text:p text:style-name="P1"><text:s text:c="12"/>y = hashed(deHashedList(x, generatedRules[x]));</text:p>
      <text:p text:style-name="P1"><text:s text:c="12"/>z = x + " -&gt; " + generatedRules[x]</text:p>
      <text:p text:style-name="P1"><text:s text:c="12"/>confidence=customDataframe[y]/customDataframe[x];</text:p>
      <text:p text:style-name="P1"><text:s text:c="12"/>if confidence &gt;= min_confidence:</text:p>
      <text:p text:style-name="P1"><text:s text:c="16"/>rules[z]=confidence</text:p>
      <text:p text:style-name="P1"><text:s text:c="4"/>return rules</text:p>
      <text:p text:style-name="P1"/>
      <text:p text:style-name="P1"/>
      <text:p text:style-name="P1">print("Name : Muneer Hasan")</text:p>
      <text:p text:style-name="P1">print("Roll no : 17BCS054")</text:p>
      <text:p text:style-name="P1">frequentSet = findFrequentSet(dataset, min_support)</text:p>
      <text:p text:style-name="P1">rules = findAssociationRules(frequentSet)</text:p>
      <text:p text:style-name="P1">print("Association Rules")</text:p>
      <text:p text:style-name="P1">custom_print(rule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UTPUT:</text:p>
      <text:p text:style-name="P2"/>
      <text:p text:style-name="P2"/>
      <text:p text:style-name="P2">/usr/bin/python3.8 /home/muneer/Muneer/pythonProject/Apriori/apriori2.py</text:p>
      <text:p text:style-name="P2">Name : Muneer Hasan</text:p>
      <text:p text:style-name="P2">Roll no : 17BCS054</text:p>
      <text:p text:style-name="P2">i1 : 6</text:p>
      <text:p text:style-name="P2">i2 : 7</text:p>
      <text:p text:style-name="P2">i5 : 2</text:p>
      <text:p text:style-name="P2">i4 : 2</text:p>
      <text:p text:style-name="P2">i3 : 6</text:p>
      <text:p text:style-name="P2"/>
      <text:p text:style-name="P2">i1,i2 : 4</text:p>
      <text:p text:style-name="P2">i1,i5 : 2</text:p>
      <text:p text:style-name="P2">i1,i3 : 4</text:p>
      <text:p text:style-name="P2">i2,i5 : 2</text:p>
      <text:p text:style-name="P2">i2,i4 : 2</text:p>
      <text:p text:style-name="P2">i2,i3 : 4</text:p>
      <text:p text:style-name="P2"/>
      <text:p text:style-name="P2">i1,i2,i5 : 2</text:p>
      <text:p text:style-name="P2">i1,i2,i3 : 2</text:p>
      <text:p text:style-name="P2"/>
      <text:p text:style-name="P2">Association Rules</text:p>
      <text:p text:style-name="P2">i1,i2 -&gt; i5 : 0.5</text:p>
      <text:p text:style-name="P2">i5 -&gt; i1,i2 : 1.0</text:p>
      <text:p text:style-name="P2">i1,i5 -&gt; i2 : 1.0</text:p>
      <text:p text:style-name="P2">i2,i5 -&gt; i1 : 1.0</text:p>
      <text:p text:style-name="P2">i1,i2 -&gt; i3 : 0.5</text:p>
      <text:p text:style-name="P2">i1,i3 -&gt; i2 : 0.5</text:p>
      <text:p text:style-name="P2">i2,i3 -&gt; i1 : 0.5</text:p>
      <text:p text:style-name="P2"/>
      <text:p text:style-name="P2"/>
      <text:p text:style-name="P2">Process finished with exit code 0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5T02:40:41.099912192</dc:date>
    <meta:editing-duration>PT4M43S</meta:editing-duration>
    <meta:editing-cycles>1</meta:editing-cycles>
    <meta:document-statistic meta:table-count="0" meta:image-count="0" meta:object-count="0" meta:page-count="3" meta:paragraph-count="164" meta:word-count="563" meta:character-count="4757" meta:non-whitespace-character-count="3522"/>
    <meta:generator>LibreOffice/6.4.6.2$Linux_X86_64 LibreOffice_project/40$Build-2</meta:generator>
  </office:meta>
</office:document-meta>
</file>